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cm" svg:stroke-color="#000000" draw:marker-start-width="0.26cm" draw:marker-end-width="0.26cm" draw:fill="solid" draw:fill-color="#e4d1e4" draw:opacity="100%" draw:textarea-horizontal-align="left" draw:textarea-vertical-align="top" draw:auto-grow-height="false" fo:min-height="9.001cm" fo:min-width="9.1cm" fo:padding-top="0.05cm" fo:padding-bottom="0.05cm" fo:padding-left="0.05cm" fo:padding-right="0.05cm" draw:shadow-opacity="100%"/>
    </style:style>
    <style:style style:name="gr2" style:family="graphic" style:parent-style-name="standard">
      <style:graphic-properties draw:stroke="none" svg:stroke-width="0.02cm" svg:stroke-color="#000000" draw:marker-start-width="0.26cm" draw:marker-end-width="0.26cm" draw:fill="solid" draw:fill-color="#f9f4f9" draw:opacity="100%" draw:textarea-horizontal-align="left" draw:textarea-vertical-align="middle" draw:auto-grow-height="false" fo:min-height="2.842cm" fo:min-width="8.542cm" fo:padding-top="0.05cm" fo:padding-bottom="0.05cm" fo:padding-left="0.05cm" fo:padding-right="0.05cm" draw:shadow-opacity="100%"/>
    </style:style>
    <style:style style:name="gr3" style:family="graphic" style:parent-style-name="standard">
      <style:graphic-properties draw:stroke="none" svg:stroke-width="0.02cm" svg:stroke-color="#000000" draw:marker-start-width="0.26cm" draw:marker-end-width="0.26cm" draw:fill="none" draw:fill-color="#c8a2c8" draw:opacity="50%" draw:textarea-horizontal-align="left" draw:textarea-vertical-align="top" draw:auto-grow-height="false" fo:min-height="2.4cm" fo:min-width="9.1cm" fo:padding-top="0.05cm" fo:padding-bottom="0.05cm" fo:padding-left="0.05cm" fo:padding-right="0.05cm" draw:shadow-opacity="50%"/>
    </style:style>
    <style:style style:name="gr4" style:family="graphic" style:parent-style-name="standard">
      <style:graphic-properties draw:stroke="none" svg:stroke-width="0.02cm" svg:stroke-color="#000000" draw:marker-start-width="0.26cm" draw:marker-end-width="0.26cm" draw:fill="solid" draw:fill-color="#f9f4f9" draw:opacity="100%" draw:textarea-horizontal-align="left" draw:textarea-vertical-align="middle" draw:auto-grow-height="false" fo:min-height="1.842cm" fo:min-width="8.541cm" fo:padding-top="0.05cm" fo:padding-bottom="0.05cm" fo:padding-left="0.05cm" fo:padding-right="0.05cm" draw:shadow-opacity="100%"/>
    </style:style>
    <style:style style:name="gr5" style:family="graphic" style:parent-style-name="standard">
      <style:graphic-properties draw:stroke="none" svg:stroke-width="0.02cm" svg:stroke-color="#000000" draw:marker-start-width="0.26cm" draw:marker-end-width="0.26cm" draw:fill="none" draw:fill-color="#c8a2c8" draw:opacity="50%" draw:textarea-horizontal-align="left" draw:textarea-vertical-align="top" draw:auto-grow-height="false" fo:min-height="0.8cm" fo:min-width="9.099cm" fo:padding-top="0.05cm" fo:padding-bottom="0.05cm" fo:padding-left="0.05cm" fo:padding-right="0.05cm" draw:shadow-opacity="50%"/>
    </style:style>
    <style:style style:name="gr6" style:family="graphic" style:parent-style-name="standard">
      <style:graphic-properties draw:stroke="none" svg:stroke-width="0.02cm" svg:stroke-color="#000000" draw:marker-start-width="0.26cm" draw:marker-end-width="0.26cm" draw:fill="solid" draw:fill-color="#f9f4f9" draw:opacity="100%" draw:textarea-horizontal-align="left" draw:textarea-vertical-align="middle" draw:auto-grow-height="false" fo:min-height="0.242cm" fo:min-width="8.54cm" fo:padding-top="0.05cm" fo:padding-bottom="0.05cm" fo:padding-left="0.05cm" fo:padding-right="0.05cm" draw:shadow-opacity="100%"/>
    </style:style>
    <style:style style:name="gr7" style:family="graphic" style:parent-style-name="standard">
      <style:graphic-properties draw:stroke="none" svg:stroke-width="0.02cm" svg:stroke-color="#000000" draw:marker-start-width="0.26cm" draw:marker-end-width="0.26cm" draw:fill="none" draw:fill-color="#c8a2c8" draw:opacity="50%" draw:textarea-horizontal-align="right" draw:textarea-vertical-align="top" draw:auto-grow-height="false" fo:min-height="0.4cm" fo:min-width="0.402cm" fo:padding-top="0.05cm" fo:padding-bottom="0.05cm" fo:padding-left="0.05cm" fo:padding-right="0.05cm" draw:shadow-opacity="50%"/>
    </style:style>
    <style:style style:name="gr8" style:family="graphic" style:parent-style-name="standard">
      <style:graphic-properties draw:stroke="none" svg:stroke-width="0.02cm" svg:stroke-color="#000000" draw:marker-start-width="0.26cm" draw:marker-end-width="0.26cm" draw:fill="none" draw:fill-color="#ffffff" draw:opacity="75%" draw:textarea-horizontal-align="right" draw:textarea-vertical-align="middle" draw:auto-grow-height="false" fo:min-height="2.901cm" fo:min-width="0.402cm" fo:padding-top="0.05cm" fo:padding-bottom="0.05cm" fo:padding-left="0.05cm" fo:padding-right="0.05cm" draw:shadow-opacity="75%"/>
    </style:style>
    <style:style style:name="gr9" style:family="graphic" style:parent-style-name="standard">
      <style:graphic-properties draw:stroke="none" svg:stroke-width="0.02cm" svg:stroke-color="#000000" draw:marker-start-width="0.26cm" draw:marker-end-width="0.26cm" draw:fill="none" draw:fill-color="#ffffff" draw:opacity="75%" draw:textarea-horizontal-align="right" draw:textarea-vertical-align="middle" draw:auto-grow-height="false" fo:min-height="2.004cm" fo:min-width="0.393cm" fo:padding-top="0.05cm" fo:padding-bottom="0.05cm" fo:padding-left="0.05cm" fo:padding-right="0.05cm" draw:shadow-opacity="75%"/>
    </style:style>
    <style:style style:name="gr10" style:family="graphic" style:parent-style-name="standard">
      <style:graphic-properties draw:stroke="none" svg:stroke-width="0.02cm" svg:stroke-color="#000000" draw:marker-start-width="0.26cm" draw:marker-end-width="0.26cm" draw:fill="none" draw:fill-color="#ffffff" draw:opacity="75%" draw:textarea-horizontal-align="right" draw:textarea-vertical-align="middle" draw:auto-grow-height="false" fo:min-height="0.294cm" fo:min-width="0.394cm" fo:padding-top="0.05cm" fo:padding-bottom="0.05cm" fo:padding-left="0.05cm" fo:padding-right="0.05cm" draw:shadow-opacity="75%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4d1e4" draw:opacity="100%"/>
      <style:paragraph-properties fo:text-align="center"/>
      <style:text-properties style:font-name="Liberation Mono" fo:font-size="8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9f4f9" draw:opacity="100%"/>
      <style:paragraph-properties fo:text-align="start"/>
      <style:text-properties fo:color="#000000" style:font-name="Liberation Mono" fo:font-size="8pt" style:font-size-asian="18pt" style:font-size-complex="18pt"/>
    </style:style>
    <style:style style:name="P5" style:family="paragraph">
      <loext:graphic-properties draw:fill="none" draw:fill-color="#c8a2c8" draw:opacity="50%"/>
      <style:paragraph-properties fo:text-align="center"/>
      <style:text-properties style:font-name="Liberation Mono" fo:font-size="8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c8a2c8" draw:opacity="50%"/>
      <style:paragraph-properties fo:text-align="end"/>
      <style:text-properties fo:color="#808080" style:font-name="Liberation Mono" fo:font-size="8pt" style:font-size-asian="18pt" style:font-size-complex="18pt"/>
    </style:style>
    <style:style style:name="P8" style:family="paragraph">
      <loext:graphic-properties draw:fill="none" draw:fill-color="#ffffff" draw:opacity="75%"/>
      <style:paragraph-properties fo:text-align="end"/>
      <style:text-properties fo:color="#808080" style:font-name="Liberation Mono" fo:font-size="8pt" style:font-size-asian="18pt" style:font-size-complex="18pt"/>
    </style:style>
    <style:style style:name="P9" style:family="paragraph">
      <loext:graphic-properties draw:fill-color="#ffffff"/>
    </style:style>
    <style:style style:name="T1" style:family="text">
      <style:text-properties fo:color="#800000" style:font-name="Liberation Mono" fo:font-size="8pt" style:font-size-asian="18pt" style:font-size-complex="18pt"/>
    </style:style>
    <style:style style:name="T2" style:family="text">
      <style:text-properties style:font-name="Liberation Mono" fo:font-size="8pt" style:font-size-asian="18pt" style:font-size-complex="18pt"/>
    </style:style>
    <style:style style:name="T3" style:family="text">
      <style:text-properties fo:color="#000080" style:font-name="Liberation Mono" fo:font-size="8pt" style:font-size-asian="18pt" style:font-size-complex="18pt"/>
    </style:style>
    <style:style style:name="T4" style:family="text">
      <style:text-properties fo:color="#000000" style:font-name="Liberation Mono" fo:font-size="8pt" style:font-size-asian="18pt" style:font-size-complex="18pt"/>
    </style:style>
    <style:style style:name="T5" style:family="text">
      <style:text-properties fo:font-variant="normal" fo:text-transform="none" fo:color="#800000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808080" style:font-name="Liberation Mono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9.2cm" svg:height="9.1cm" svg:x="0.5cm" svg:y="0.1cm">
          <text:p text:style-name="P1"><text:span text:style-name="T1"><text:s/></text:span><text:span text:style-name="T1">HARNESS</text:span><text:span text:style-name="T2"> </text:span><text:span text:style-name="T3">cuda</text:span><text:span text:style-name="T2"> </text:span><text:span text:style-name="T1">IMPLEMENTS </text:span><text:span text:style-name="T3">spmv_cs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8.7cm" svg:height="3cm" svg:x="0.9cm" svg:y="0.501cm">
          <text:p text:style-name="P3"><text:span text:style-name="T4">double alpha = 1.0;</text:span></text:p>
          <text:p text:style-name="P3"><text:span text:style-name="T4">double beta <text:s/>= 0.0;</text:span></text:p>
          <text:p text:style-name="P3"><text:span text:style-name="T4">cusparseMatDescr_t descrA;</text:span></text:p>
          <text:p text:style-name="P3"><text:span text:style-name="T4">cusparseCreateMatDescr(&amp;descrA);</text:span></text:p>
          <text:p text:style-name="P3"><text:span text:style-name="T4">cusparseDcsrmv(handle,</text:span></text:p>
          <text:p text:style-name="P3"><text:span text:style-name="T4"><text:s text:c="15"/></text:span><text:span text:style-name="T4">CUSPARSE_OPERATION_NON_TRANSPOSE,</text:span></text:p>
          <text:p text:style-name="P3"><text:span text:style-name="T4"><text:s text:c="15"/></text:span><text:span text:style-name="T4">rows, cols, ranges[rows], &amp;alpha,</text:span></text:p>
          <text:p text:style-name="P3"><text:span text:style-name="T4"><text:s text:c="15"/></text:span><text:span text:style-name="T4">descrA, d_mat, d_ranges, d_indir,</text:span></text:p>
          <text:p text:style-name="P3"><text:span text:style-name="T4"><text:s text:c="15"/></text:span><text:span text:style-name="T4">d_vec, &amp;beta, d_out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.760079973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199cm" svg:height="2.499cm" svg:x="0.501cm" svg:y="3.501cm">
          <text:p text:style-name="P1"><text:span text:style-name="T1"><text:s/></text:span><text:span text:style-name="T1">Marshall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8.699cm" svg:height="2cm" svg:x="0.901cm" svg:y="3.902cm">
          <text:p text:style-name="P3"><text:span text:style-name="T4">int <text:s text:c="5"/>cols = </text:span><text:span text:style-name="T3">Maximum</text:span><text:span text:style-name="T4"> of indir[0..ranges[rows]]</text:span></text:p>
          <text:p text:style-name="P3"><text:span text:style-name="T4">double* d_mat = </text:span><text:span text:style-name="T3">CudaRead</text:span><text:span text:style-name="T4"> of matrix[0..ranges[rows]]</text:span></text:p>
          <text:p text:style-name="P3"><text:span text:style-name="T4">double* d_vec = </text:span><text:span text:style-name="T3">CudaRead</text:span><text:span text:style-name="T4"> of vector[0..cols]</text:span></text:p>
          <text:p text:style-name="P3"><text:span text:style-name="T4">int* d_ranges = </text:span><text:span text:style-name="T3">CudaRead</text:span><text:span text:style-name="T4"> of ranges[0..rows+1]</text:span></text:p>
          <text:p text:style-name="P3"><text:span text:style-name="T4">Int* <text:s/>d_indir = </text:span><text:span text:style-name="T3">CudaRead</text:span><text:span text:style-name="T4"> of indir[0..rowstr[rows]]</text:span></text:p>
          <text:p text:style-name="P3"><text:span text:style-name="T4">double* d_out = </text:span><text:span text:style-name="T3">CudaWrite</text:span><text:span text:style-name="T4"> of output[0..row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9.460269865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198cm" svg:height="0.899cm" svg:x="0.502cm" svg:y="5.901cm">
          <text:p text:style-name="P1"><text:span text:style-name="T1"><text:s/></text:span><text:span text:style-name="T1">PersistentVari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8.698cm" svg:height="0.4cm" svg:x="0.902cm" svg:y="6.302cm">
          <text:p text:style-name="P3"><text:span text:style-name="T4">cusparseHandle_t hand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386.533665835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198cm" svg:height="0.899cm" svg:x="0.502cm" svg:y="6.701cm">
          <text:p text:style-name="P1"><text:span text:style-name="T1"><text:s/></text:span><text:span text:style-name="T1">BeforeFirstExec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8.698cm" svg:height="0.4cm" svg:x="0.902cm" svg:y="7.102cm">
          <text:p text:style-name="P3"><text:span text:style-name="T4">cusparseCreate(&amp;handl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386.533665835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198cm" svg:height="0.899cm" svg:x="0.502cm" svg:y="7.501cm">
          <text:p text:style-name="P1"><text:span text:style-name="T1"><text:s/></text:span><text:span text:style-name="T1">AfterLastExec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8.698cm" svg:height="0.4cm" svg:x="0.902cm" svg:y="7.902cm">
          <text:p text:style-name="P3"><text:span text:style-name="T4">cusparseDestroy(handl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386.533665835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198cm" svg:height="0.899cm" svg:x="0.502cm" svg:y="8.301cm">
          <text:p text:style-name="P1"><text:span text:style-name="T5"><text:s/></text:span><text:span text:style-name="T5">CppHeader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8.698cm" svg:height="0.4cm" svg:x="0.902cm" svg:y="8.702cm">
          <text:p text:style-name="P3"><text:span text:style-name="T4">&lt;cuda_runtime.h&gt; "cusparse_v2.h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386.533665835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2cm" svg:height="0.499cm" svg:x="0cm" svg:y="0.101cm">
          <text:p text:style-name="P6"><text:span text:style-name="T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501cm" svg:height="3cm" svg:x="0cm" svg:y="0.502cm">
          <text:p text:style-name="P6"><text:span text:style-name="T6">2</text:span></text:p>
          <text:p text:style-name="P6"><text:span text:style-name="T6">3</text:span></text:p>
          <text:p text:style-name="P6"><text:span text:style-name="T6">4</text:span></text:p>
          <text:p text:style-name="P6"><text:span text:style-name="T6">5</text:span></text:p>
          <text:p text:style-name="P6"><text:span text:style-name="T6">6</text:span></text:p>
          <text:p text:style-name="P6"><text:span text:style-name="T6">7</text:span></text:p>
          <text:p text:style-name="P6"><text:span text:style-name="T6">8</text:span></text:p>
          <text:p text:style-name="P6"><text:span text:style-name="T6">9</text:span></text:p>
          <text:p text:style-name="P6"><text:span text:style-name="T6">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2cm" svg:height="0.499cm" svg:x="0cm" svg:y="3.5cm">
          <text:p text:style-name="P6"><text:span text:style-name="T6">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0.501cm" svg:height="2.112cm" svg:x="0cm" svg:y="3.9cm">
          <text:p text:style-name="P6"><text:span text:style-name="T6">12</text:span></text:p>
          <text:p text:style-name="P6"><text:span text:style-name="T6">13</text:span></text:p>
          <text:p text:style-name="P6"><text:span text:style-name="T6">14</text:span></text:p>
          <text:p text:style-name="P6"><text:span text:style-name="T6">15</text:span></text:p>
          <text:p text:style-name="P6"><text:span text:style-name="T6">16</text:span></text:p>
          <text:p text:style-name="P6"><text:span text:style-name="T6">1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.760079973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2cm" svg:height="0.499cm" svg:x="0cm" svg:y="6.7cm">
          <text:p text:style-name="P6"><text:span text:style-name="T6">2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0.5cm" svg:height="0.4cm" svg:x="0cm" svg:y="7.1cm">
          <text:p text:style-name="P6"><text:span text:style-name="T6">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.760079973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2cm" svg:height="0.499cm" svg:x="0cm" svg:y="5.9cm">
          <text:p text:style-name="P6"><text:span text:style-name="T6">1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0.5cm" svg:height="0.4cm" svg:x="0cm" svg:y="6.3cm">
          <text:p text:style-name="P6"><text:span text:style-name="T6">1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.760079973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2cm" svg:height="0.499cm" svg:x="0cm" svg:y="7.5cm">
          <text:p text:style-name="P6"><text:span text:style-name="T6">2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0.5cm" svg:height="0.4cm" svg:x="0cm" svg:y="7.9cm">
          <text:p text:style-name="P6"><text:span text:style-name="T6">2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.760079973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2cm" svg:height="0.499cm" svg:x="0cm" svg:y="8.3cm">
          <text:p text:style-name="P6"><text:span text:style-name="T6">2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0.5cm" svg:height="0.4cm" svg:x="0cm" svg:y="8.7cm">
          <text:p text:style-name="P6"><text:span text:style-name="T6">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.760079973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9.8cm" fo:page-height="9.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82cm" svg:height="7.575cm" svg:x="1.508cm" svg:y="2.485cm"/>
      <draw:page-thumbnail draw:layer="backgroundobjects" svg:width="7.982cm" svg:height="7.575cm" svg:x="1.508cm" svg:y="11.061cm"/>
      <draw:page-thumbnail draw:layer="backgroundobjects" svg:width="7.982cm" svg:height="7.575cm" svg:x="1.508cm" svg:y="19.637cm"/>
      <draw:page-thumbnail draw:layer="backgroundobjects" svg:width="7.982cm" svg:height="7.575cm" svg:x="11.508cm" svg:y="2.485cm"/>
      <draw:page-thumbnail draw:layer="backgroundobjects" svg:width="7.982cm" svg:height="7.575cm" svg:x="11.508cm" svg:y="11.061cm"/>
      <draw:page-thumbnail draw:layer="backgroundobjects" svg:width="7.982cm" svg:height="7.575cm" svg:x="11.508cm" svg:y="19.63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12:03:44.326713311</meta:creation-date>
    <dc:date>2019-01-31T20:15:04.906478299</dc:date>
    <meta:editing-duration>PT7M18S</meta:editing-duration>
    <meta:editing-cycles>7</meta:editing-cycles>
    <meta:generator>LibreOffice/6.0.7.3$Linux_X86_64 LibreOffice_project/00m0$Build-3</meta:generator>
    <meta:document-statistic meta:object-count="47"/>
  </office:meta>
</office:document-meta>
</file>